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71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46.94pt"/>
    </style:style>
    <style:style style:name="ro1" style:family="table-row">
      <style:table-row-properties style:row-height="60.01pt" fo:break-before="auto" style:use-optimal-row-height="false"/>
    </style:style>
    <style:style style:name="ro2" style:family="table-row">
      <style:table-row-properties style:row-height="14.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gr1" style:family="graphic">
      <style:graphic-properties draw:stroke="none" svg:stroke-width="0.74pt" svg:stroke-color="#000000" draw:marker-start="" draw:marker-start-width="8.5pt" draw:marker-start-center="false" draw:marker-end="" draw:marker-end-width="8.5pt" draw:marker-end-center="false" draw:stroke-linejoin="miter" draw:fill="solid" draw:fill-color="#eeeeee" draw:textarea-horizontal-align="center" draw:textarea-vertical-align="middle" draw:auto-grow-height="false" draw:fit-to-size="false" style:shrink-to-fit="false" fo:min-height="39.12pt" fo:min-width="283.01pt" fo:padding-top="3.69pt" fo:padding-bottom="3.69pt" fo:padding-left="7.09pt" fo:padding-right="7.09pt" fo:wrap-option="wrap" draw:shadow="hidden" draw:shadow-offset-x="8.5pt" draw:shadow-offset-y="8.5pt" draw:shadow-color="#808080"/>
    </style:style>
    <style:style style:name="gr2" style:family="graphic">
      <style:graphic-properties draw:stroke="none" svg:stroke-width="0.74pt" svg:stroke-color="#000000" draw:marker-start="" draw:marker-start-width="8.5pt" draw:marker-start-center="false" draw:marker-end="" draw:marker-end-width="8.5pt" draw:marker-end-center="false" draw:stroke-linejoin="miter" draw:fill="solid" draw:fill-color="#000000" draw:opacity="30%" draw:textarea-horizontal-align="center" draw:textarea-vertical-align="middle" draw:auto-grow-height="false" draw:fit-to-size="false" style:shrink-to-fit="false" fo:min-height="51.62pt" fo:min-width="292.37pt" fo:padding-top="3.69pt" fo:padding-bottom="3.69pt" fo:padding-left="7.09pt" fo:padding-right="7.09pt" fo:wrap-option="wrap" draw:shadow="hidden" draw:shadow-offset-x="8.5pt" draw:shadow-offset-y="8.5pt" draw:shadow-color="#808080" draw:shadow-opacity="30%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eeeeee"/>
      <style:paragraph-properties fo:margin-left="0pt" fo:margin-right="0pt" fo:margin-top="0pt" fo:margin-bottom="0pt" fo:line-height="100%" fo:text-align="start" fo:text-indent="0pt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000000" draw:opacity="30%"/>
      <style:paragraph-properties fo:margin-left="0pt" fo:margin-right="0pt" fo:margin-top="0pt" fo:margin-bottom="0pt" fo:line-height="100%" fo:text-align="start" fo:text-indent="0pt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style:text-line-through-type="none" style:text-position="0% 100%" fo:font-family="'Arial Black'" style:font-family-generic="roman" fo:font-size="24pt" fo:font-style="normal" fo:text-shadow="none" style:text-underline-style="none" fo:font-weight="normal" style:letter-kerning="true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 table:null-year="2018">
        <table:iteration table:maximum-difference="0.0001"/>
      </table:calculation-settings>
      <table:table table:name="Sheet1" table:style-name="ta1">
        <office:forms form:automatic-focus="false" form:apply-design-mode="false"/>
        <table:shapes>
          <draw:custom-shape draw:z-index="0" draw:style-name="gr1" draw:text-style-name="P2" table:table-background="true" svg:width="297.16pt" svg:height="46.46pt" svg:x="130.45pt" svg:y="366.26pt">
            <text:p text:style-name="P1"><text:span text:style-name="T1">White 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  <draw:custom-shape draw:z-index="1" draw:style-name="gr2" draw:text-style-name="P3" svg:width="306.54pt" svg:height="58.99pt" draw:transform="rotate (-3.14159265358979) translate (430.015748031496pt 58.6204724409449pt)">
            <text:p text:style-name="P1"><text:span text:style-name="T1">Black </text:span></text:p>
  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  <draw:equation draw:name="f0" draw:formula="$0 -10800"/>
              <draw:equation draw:name="f1" draw:formula="?f0 *2"/>
              <draw:equation draw:name="f2" draw:formula="abs(?f1 )"/>
              <draw:equation draw:name="f3" draw:formula="if(?f1 ,0,?f2 )"/>
              <draw:equation draw:name="f4" draw:formula="21600-?f2 "/>
              <draw:equation draw:name="f5" draw:formula="if(?f1 ,?f4 ,21600)"/>
              <draw:equation draw:name="f6" draw:formula="if(?f1 ,?f2 ,0)"/>
              <draw:equation draw:name="f7" draw:formula="if(?f1 ,21600,?f4 )"/>
              <draw:handle draw:handle-position="$0 21600" draw:handle-range-x-minimum="6629" draw:handle-range-x-maximum="14971"/>
            </draw:enhanced-geometry>
          </draw:custom-shape>
        </table:shapes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lane 1</text:p>
          </table:table-cell>
          <table:table-cell table:style-name="ce3"/>
          <table:table-cell table:style-name="ce3" office:value-type="string" calcext:value-type="string">
            <text:p>Tank 1</text:p>
          </table:table-cell>
          <table:table-cell table:style-name="ce4" office:value-type="string" calcext:value-type="string">
            <text:p>Black General</text:p>
          </table:table-cell>
          <table:table-cell table:style-name="ce3" office:value-type="string" calcext:value-type="string">
            <text:p>Tank 2</text:p>
          </table:table-cell>
          <table:table-cell table:style-name="ce3"/>
          <table:table-cell table:style-name="ce3" office:value-type="string" calcext:value-type="string">
            <text:p>Plane 2</text:p>
          </table:table-cell>
          <table:table-cell table:number-columns-repeated="101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3" table:number-columns-repeated="7"/>
          <table:table-cell table:number-columns-repeated="101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3" table:number-columns-repeated="7"/>
          <table:table-cell table:number-columns-repeated="101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3" table:number-columns-repeated="7"/>
          <table:table-cell table:number-columns-repeated="101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table:number-columns-repeated="7"/>
          <table:table-cell table:number-columns-repeated="101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table:number-columns-repeated="7"/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Plane 1</text:p>
          </table:table-cell>
          <table:table-cell table:style-name="ce3"/>
          <table:table-cell table:style-name="ce3" office:value-type="string" calcext:value-type="string">
            <text:p>Tank 1</text:p>
          </table:table-cell>
          <table:table-cell table:style-name="ce5" office:value-type="string" calcext:value-type="string">
            <text:p>White General</text:p>
          </table:table-cell>
          <table:table-cell table:style-name="ce3" office:value-type="string" calcext:value-type="string">
            <text:p>Tank 2</text:p>
          </table:table-cell>
          <table:table-cell table:style-name="ce3"/>
          <table:table-cell table:style-name="ce3" office:value-type="string" calcext:value-type="string">
            <text:p>Plane 2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number-columns-repeated="1016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xenfords</meta:initial-creator>
    <meta:creation-date>2017-11-27T19:19:18</meta:creation-date>
    <dc:date>2018-04-02T16:59:07.770000000</dc:date>
    <meta:generator>LibreOffice/5.4.4.2$Windows_X86_64 LibreOffice_project/2524958677847fb3bb44820e40380acbe820f960</meta:generator>
    <meta:editing-duration>PT28M2S</meta:editing-duration>
    <meta:editing-cycles>1</meta:editing-cycles>
    <meta:document-statistic meta:table-count="3" meta:cell-count="24" meta:object-count="2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